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erif" fo:font-weight="bold" officeooo:rsid="01ca150a" officeooo:paragraph-rsid="01ca150a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text-align="start" style:justify-single-word="false" fo:break-before="page"/>
      <style:text-properties style:font-name="Courier New" fo:font-size="11pt" fo:font-style="normal" fo:font-weight="normal" officeooo:rsid="01b7e788" officeooo:paragraph-rsid="019b4e07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Standard">
      <style:paragraph-properties fo:text-align="start" style:justify-single-word="false" fo:break-before="page"/>
      <style:text-properties style:font-name="Courier New" fo:font-size="11pt" fo:font-style="normal" fo:font-weight="bold" officeooo:rsid="01b7e788" officeooo:paragraph-rsid="019b4e07" style:font-size-asian="11pt" style:font-style-asian="normal" style:font-weight-asian="bold" style:font-size-complex="11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ourier New" fo:font-size="11pt" fo:font-style="normal" fo:font-weight="normal" officeooo:rsid="01b7e788" officeooo:paragraph-rsid="019b4e07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ourier New" fo:font-size="11pt" fo:font-style="normal" fo:font-weight="bold" officeooo:rsid="01b7e788" officeooo:paragraph-rsid="019b4e07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ourier New" fo:font-size="11pt" fo:font-style="normal" fo:font-weight="bold" officeooo:rsid="01b7e788" officeooo:paragraph-rsid="01d0c009" style:font-size-asian="11pt" style:font-style-asian="normal" style:font-weight-asian="bold" style:font-size-complex="11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1e03e6a" officeooo:paragraph-rsid="01d1ba74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1d5ecff" style:font-size-asian="10pt" style:font-style-asian="normal" style:font-size-complex="10pt" style:font-style-complex="normal"/>
    </style:style>
    <style:style style:name="P1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cae97d"/>
    </style:style>
    <style:style style:name="T2" style:family="text">
      <style:text-properties officeooo:rsid="015f19d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1d3a0dd"/>
    </style:style>
    <style:style style:name="T5" style:family="text">
      <style:text-properties officeooo:rsid="01d3b2f1"/>
    </style:style>
    <style:style style:name="T6" style:family="text">
      <style:text-properties officeooo:rsid="01d5ecff"/>
    </style:style>
    <style:style style:name="T7" style:family="text">
      <style:text-properties officeooo:rsid="00840c47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import pm.gamewindow.*;</text:p>
      <text:p text:style-name="P6"/>
      <text:p text:style-name="P7">/**</text:p>
      <text:p text:style-name="P7"><text:s/>* Stellt ein bewegtes Objekt in einem 2D-Spiel dar.</text:p>
      <text:p text:style-name="P7"><text:s/>* Verwendet GameImage und GameWindow.</text:p>
      <text:p text:style-name="P7"><text:s/>* <text:span text:style-name="T4">(Name, Datum)</text:span></text:p>
      <text:p text:style-name="P7"><text:s/>*/</text:p>
      <text:p text:style-name="P6">class Sprite</text:p>
      <text:p text:style-name="P6">{</text:p>
      <text:p text:style-name="P6"><text:s text:c="3"/>double x, y; <text:s text:c="5"/><text:span text:style-name="T3">// Position innerhalb eines GameWindow</text:span></text:p>
      <text:p text:style-name="P6"><text:s text:c="3"/>double richtung; <text:s/><text:span text:style-name="T3">// Richtung der Bewegung in Grad</text:span></text:p>
      <text:p text:style-name="P6"><text:s text:c="3"/>double speed; <text:s text:c="4"/><text:span text:style-name="T3">// Distanz pro Bewegung in Pixel</text:span></text:p>
      <text:p text:style-name="P6"><text:s text:c="3"/>GameImage image; <text:s/><text:span text:style-name="T3">// das dem Sprite zugeordnete Bild</text:span></text:p>
      <text:p text:style-name="P6"/>
      <text:p text:style-name="P7"><text:s text:c="3"/>/**</text:p>
      <text:p text:style-name="P8"><text:s text:c="4"/>* Lädt bei Erzeugung des Sprites das zugeordnete GameImage aus einer</text:p>
      <text:p text:style-name="P8"><text:s text:c="4"/>* Bilddatei, die durch pdatei angegeben wird.</text:p>
      <text:p text:style-name="P7"><text:s text:c="4"/>*/</text:p>
      <text:p text:style-name="P6"><text:s text:c="3"/>Sprite(String pdatei)</text:p>
      <text:p text:style-name="P6"><text:s text:c="3"/>{</text:p>
      <text:p text:style-name="P6"><text:s text:c="6"/>image = new GameImage(pdatei);</text:p>
      <text:p text:style-name="P6"><text:s text:c="3"/>}</text:p>
      <text:p text:style-name="P6"/>
      <text:p text:style-name="P7"><text:s text:c="3"/>/**</text:p>
      <text:p text:style-name="P7"><text:s text:c="4"/>* Setzt die Position des Sprites innerhalb des GameWindow </text:p>
      <text:p text:style-name="P7"><text:s text:c="4"/>* (bezogen auf die linke obere Ecke des GameImages).</text:p>
      <text:p text:style-name="P7"><text:s text:c="4"/>*/</text:p>
      <text:p text:style-name="P6"><text:s text:c="3"/>void setPosition(double px, double py)</text:p>
      <text:p text:style-name="P6"><text:s text:c="3"/>{</text:p>
      <text:p text:style-name="P6"><text:s text:c="6"/>x = px;</text:p>
      <text:p text:style-name="P6"><text:s text:c="6"/>y = py;</text:p>
      <text:p text:style-name="P6"><text:s text:c="3"/>}</text:p>
      <text:p text:style-name="P6"/>
      <text:p text:style-name="P7"><text:s text:c="3"/>/**</text:p>
      <text:p text:style-name="P8"><text:s text:c="4"/>* Setzt die Entfernung, mit der sich der Sprite mit einem Aufruf von</text:p>
      <text:p text:style-name="P8"><text:s text:c="4"/>* bewege() in der aktuellen Richtung bewegt (in Pixeln).</text:p>
      <text:p text:style-name="P7"><text:s text:c="4"/>*/</text:p>
      <text:p text:style-name="P6"><text:s text:c="3"/>void setSpeed(double ps)</text:p>
      <text:p text:style-name="P6"><text:s text:c="3"/>{</text:p>
      <text:p text:style-name="P6"><text:s text:c="6"/>speed = ps;</text:p>
      <text:p text:style-name="P6"><text:s text:c="3"/>}</text:p>
      <text:p text:style-name="P6"/>
      <text:p text:style-name="P7"><text:s text:c="3"/>/**</text:p>
      <text:p text:style-name="P7"><text:s text:c="4"/>* Setzt die Richtung, in die sich der Sprite bewegt (in Grad).</text:p>
      <text:p text:style-name="P7"><text:s text:c="4"/>* 0° entspricht der x-Achse, von dort weiter im Uhrzeigersinn.</text:p>
      <text:p text:style-name="P7"><text:s text:c="4"/>*/</text:p>
      <text:p text:style-name="P6"><text:s text:c="3"/>void setRichtung(double pr)</text:p>
      <text:p text:style-name="P6"><text:s text:c="3"/>{</text:p>
      <text:p text:style-name="P6"><text:s text:c="6"/>richtung = pr;</text:p>
      <text:p text:style-name="P6"><text:s text:c="3"/>}</text:p>
      <text:p text:style-name="P6"><text:s text:c="4"/></text:p>
      <text:p text:style-name="P6"/>
      <text:p text:style-name="P6"/>
      <text:p text:style-name="P6"/>
      <text:p text:style-name="P6"/>
      <text:p text:style-name="P10"><draw:frame text:anchor-type="paragraph" draw:z-index="0" draw:name="Form1" draw:style-name="gr1" draw:text-style-name="P11" svg:width="1.795cm" svg:height="0.63cm" svg:x="15.196cm" svg:y="0.122cm"><draw:image xlink:href="Pictures/10000000000000580000001F196641809BB809C4.png" xlink:type="simple" xlink:show="embed" xlink:actuate="onLoad" loext:mime-type="image/png"><text:p/></draw:image></draw:frame><text:span text:style-name="T3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7">pothmann.de</text:span></text:a></text:p>
      <text:p text:style-name="P9">Freigegeben unter <text:a xlink:type="simple" xlink:href="https://creativecommons.org/licenses/by-nc-sa/4.0/" text:style-name="Internet_20_link" text:visited-style-name="Visited_20_Internet_20_Link">CC BY-NC-SA 4.0</text:a>, <text:span text:style-name="T5">März 2021</text:span></text:p>
      <text:p text:style-name="P5"><text:s text:c="3"/>/**</text:p>
      <text:p text:style-name="P7"><text:s text:c="4"/>* Bewegt die Position (x/y) in "richtung" um "speed" Pixel.</text:p>
      <text:p text:style-name="P7"><text:s text:c="4"/>*/</text:p>
      <text:p text:style-name="P6"><text:s text:c="3"/>void bewege()</text:p>
      <text:p text:style-name="P6"><text:s text:c="3"/>{</text:p>
      <text:p text:style-name="P6"><text:s text:c="6"/>x = x + Math.cos(richtung * Math.PI / 180.0) * speed;</text:p>
      <text:p text:style-name="P6"><text:s text:c="6"/>y = y + Math.sin(richtung * Math.PI / 180.0) * speed;</text:p>
      <text:p text:style-name="P6"><text:s text:c="3"/>}</text:p>
      <text:p text:style-name="P6"/>
      <text:p text:style-name="P7"><text:s text:c="3"/>/**</text:p>
      <text:p text:style-name="P7"><text:s text:c="4"/>* Zeichnet das Bild des Sprite an der aktuellen Position (x/y)</text:p>
      <text:p text:style-name="P7"><text:s text:c="4"/>* auf das GameWindow gwin.</text:p>
      <text:p text:style-name="P7"><text:s text:c="4"/>*/</text:p>
      <text:p text:style-name="P6"><text:s text:c="3"/>void draw(GameWindow gwin)</text:p>
      <text:p text:style-name="P6"><text:s text:c="3"/>{</text:p>
      <text:p text:style-name="P6"><text:s text:c="6"/>gwin.drawImage(image, (int)x, (int)y);</text:p>
      <text:p text:style-name="P6"><text:s text:c="3"/>}</text:p>
      <text:p text:style-name="P6">}</text:p>
      <text:p text:style-name="P6"/>
      <text:p text:style-name="P6">import pm.gamewindow.*;</text:p>
      <text:p text:style-name="P6"/>
      <text:p text:style-name="P7">/**</text:p>
      <text:p text:style-name="P7"><text:s/>* Hauptklasse des Projekts</text:p>
      <text:p text:style-name="P7"><text:s/>* Grundgerüst für ein 2D-Spiel mit Sprites</text:p>
      <text:p text:style-name="P7"><text:s/>* C. Pothmann, 16.01.2020</text:p>
      <text:p text:style-name="P7"><text:s/>*/</text:p>
      <text:p text:style-name="P6">class Game</text:p>
      <text:p text:style-name="P6">{</text:p>
      <text:p text:style-name="P6"><text:s text:c="3"/>Sprite sp1, sp2; <text:s text:c="5"/><text:span text:style-name="T3">// Sprites</text:span></text:p>
      <text:p text:style-name="P6"><text:s text:c="3"/>GameWindow window; <text:s text:c="3"/><text:span text:style-name="T3">// Grafikfenster</text:span></text:p>
      <text:p text:style-name="P6"><text:s text:c="4"/></text:p>
      <text:p text:style-name="P7"><text:s text:c="3"/>/**</text:p>
      <text:p text:style-name="P7"><text:s text:c="4"/>* Erzeugt Sprites und Grafikfenster</text:p>
      <text:p text:style-name="P7"><text:s text:c="4"/>*/</text:p>
      <text:p text:style-name="P6"><text:s text:c="3"/>Game()</text:p>
      <text:p text:style-name="P6"><text:s text:c="3"/>{</text:p>
      <text:p text:style-name="P6"><text:s text:c="6"/>sp1 = new Sprite("./images/ghost red 100x100.png");</text:p>
      <text:p text:style-name="P6"><text:s text:c="6"/>sp2 = new Sprite("./images/ghost pink 100x100.png");</text:p>
      <text:p text:style-name="P6"><text:s text:c="6"/>window = new GameWindow(100, 100, 800, 600, "Beispiel");</text:p>
      <text:p text:style-name="P6"><text:s text:c="3"/>}</text:p>
      <text:p text:style-name="P6"><text:s text:c="4"/></text:p>
      <text:p text:style-name="P7"><text:s text:c="3"/>/**</text:p>
      <text:p text:style-name="P7"><text:s text:c="4"/>* Hauptablauf</text:p>
      <text:p text:style-name="P7"><text:s text:c="4"/>* Zeichnet beide Sprites an unterschiedliche Positionen.</text:p>
      <text:p text:style-name="P7"><text:s text:c="4"/>*/</text:p>
      <text:p text:style-name="P6"><text:s text:c="3"/>void main()</text:p>
      <text:p text:style-name="P6"><text:s text:c="3"/>{ <text:s text:c="7"/></text:p>
      <text:p text:style-name="P6"><text:s text:c="6"/>sp1.setPosition(100, 250);</text:p>
      <text:p text:style-name="P6"><text:s text:c="6"/>sp2.setPosition(600, 250);</text:p>
      <text:p text:style-name="P6"/>
      <text:p text:style-name="P6"><text:s text:c="6"/>sp1.draw(window);</text:p>
      <text:p text:style-name="P6"><text:s text:c="6"/>sp2.draw(window);</text:p>
      <text:p text:style-name="P6"/>
      <text:p text:style-name="P6"><text:s text:c="6"/>window.paintFrame();</text:p>
      <text:p text:style-name="P6"><text:s text:c="3"/>}</text:p>
      <text:p text:style-name="P6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Linienspitzen_20_3" draw:display-name="Linienspitzen 3" svg:viewBox="0 0 1013 1130" svg:d="M1009 1050l-449-1008-22-30-29-12-34 12-21 26-449 1012-5 13v8l5 21 12 21 17 13 21 4h903l21-4 21-13 9-21 4-21v-8z"/>
    <draw:marker draw:name="Linienspitzen_20_4" draw:display-name="Linienspitzen 4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ca150a" officeooo:paragraph-rsid="01ca150a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d5ecff"/>
    </style:style>
    <style:style style:name="MT2" style:family="text">
      <style:text-properties officeooo:rsid="01cae97d"/>
    </style:style>
    <style:style style:name="MT3" style:family="text">
      <style:text-properties officeooo:rsid="015f19d4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Kommentar<text:span text:style-name="MT1">e</text:span> – <text:span text:style-name="MT2">Lösung</text:span>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<text:span text:style-name="MT3">nformatik – 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4-04T19:51:18.719000000</dc:date>
    <meta:editing-duration>P4DT7H2M52S</meta:editing-duration>
    <meta:editing-cycles>322</meta:editing-cycles>
    <meta:generator>LibreOffice/6.2.5.2$Windows_X86_64 LibreOffice_project/1ec314fa52f458adc18c4f025c545a4e8b22c159</meta:generator>
    <meta:document-statistic meta:table-count="1" meta:image-count="0" meta:object-count="0" meta:page-count="2" meta:paragraph-count="102" meta:word-count="347" meta:character-count="2431" meta:non-whitespace-character-count="1834"/>
  </office:meta>
</office:document-meta>
</file>